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use-window-font-color="true" fo:language="en" fo:country="US"/>
    </style:style>
    <style:style style:name="P4" style:family="paragraph" style:parent-style-name="Standard">
      <style:text-properties fo:color="#ff3333" fo:language="en" fo:country="US"/>
    </style:style>
    <style:style style:name="P5" style:family="paragraph" style:parent-style-name="Standard">
      <style:text-properties fo:language="en" fo:country="US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" text:style-name="Internet_20_link" text:visited-style-name="Visited_20_Internet_20_Link">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</text:a> pakeleilvės mašinos</text:p>
      <text:p text:style-name="Standard"/>
      <text:p text:style-name="Standard"><text:a xlink:type="simple" xlink:href="http://www.orangeways.com/en" text:style-name="Internet_20_link" text:visited-style-name="Visited_20_Internet_20_Link">http://www.orangeways.com/en</text:a> bus</text:p>
      <text:p text:style-name="Standard"/>
      <text:p text:style-name="P1"><text:a xlink:type="simple" xlink:href="http://www.theguardian.com/travel/2010/may/15/wild-camping-europe-uk-legalities" text:style-name="Internet_20_link" text:visited-style-name="Visited_20_Internet_20_Link">http://www.theguardian.com/travel/2010/may/15/wild-camping-europe-uk-legalities</text:a> wild camping in Europe</text:p>
      <text:p text:style-name="P1"/>
      <text:p text:style-name="P1">reikia kazka prideti :D</text:p>
      <text:p text:style-name="Standard"/>
      <text:p text:style-name="P2">~~~~~~~~TRIP~~~~~~~~</text:p>
      <text:p text:style-name="P1"/>
      <text:p text:style-name="P1">SPAIN:</text:p>
      <text:p text:style-name="P1">Barcelona:</text:p>
      <text:p text:style-name="P1">**<text:a xlink:type="simple" xlink:href="http://www.barcelonaturisme.com/wv3/en/page/81/two-days-in-barcelona.html" text:style-name="Internet_20_link" text:visited-style-name="Visited_20_Internet_20_Link">http://www.barcelonaturisme.com/wv3/en/page/81/two-days-in-barcelona.html</text:a> Lankytinos vietos</text:p>
      <text:p text:style-name="P1">*********<text:a xlink:type="simple" xlink:href="http://www.barcelona-tourist-guide.com/" text:style-name="Internet_20_link" text:visited-style-name="Visited_20_Internet_20_Link">http://www.barcelona-tourist-guide.com/</text:a> <text:span text:style-name="T1">GUIDE!!!!!!</text:span></text:p>
      <text:p text:style-name="P1">*Picasso museum (free entry every sunday- long ques...)</text:p>
      <text:p text:style-name="P1"><text:span text:style-name="T1">*</text:span><text:a xlink:type="simple" xlink:href="http://www.timeout.com/barcelona/museums/virreina-centre-de-la-imatge" text:style-name="Internet_20_link" text:visited-style-name="Visited_20_Internet_20_Link">http://www.timeout.com/barcelona/museums/virreina-centre-de-la-imatge</text:a> (free entry)</text:p>
      <text:p text:style-name="P1">*<text:a xlink:type="simple" xlink:href="http://www.barcelonaturisme.com/wv3/en/page/1068/casa-batllo.html" text:style-name="Internet_20_link" text:visited-style-name="Visited_20_Internet_20_Link">http://www.barcelonaturisme.com/wv3/en/page/1068/casa-batllo.html</text:a> </text:p>
      <text:p text:style-name="P1"><text:span text:style-name="T1">*</text:span><text:a xlink:type="simple" xlink:href="http://www.barcelonaturisme.com/wv3/en/page/1070/cathedral.html" text:style-name="Internet_20_link" text:visited-style-name="Visited_20_Internet_20_Link">http://www.barcelonaturisme.com/wv3/en/page/1070/cathedral.html</text:a> Cathedral</text:p>
      <text:p text:style-name="P1">*<text:a xlink:type="simple" xlink:href="http://www.barcelonaturisme.com/wv3/en/page/1675/el-born-centre-cultural.html" text:style-name="Internet_20_link" text:visited-style-name="Visited_20_Internet_20_Link">http://www.barcelonaturisme.com/wv3/en/page/1675/el-born-centre-cultural.html</text:a> kazkoks idomus dalykas</text:p>
      <text:p text:style-name="P1"><text:span text:style-name="T1">*</text:span><text:a xlink:type="simple" xlink:href="http://www.barcelona-tourist-guide.com/en/albums-en/magic-fountains-montjuic/index.html" text:style-name="Internet_20_link" text:visited-style-name="Visited_20_Internet_20_Link">http://www.barcelona-tourist-guide.com/en/albums-en/magic-fountains-montjuic/index.html</text:a> <text:span text:style-name="T1">Fontanai</text:span></text:p>
      <text:p text:style-name="P1"><text:span text:style-name="T1">*</text:span><text:a xlink:type="simple" xlink:href="http://www.barcelona-tourist-guide.com/en/albums-en/ramblas/index.html" text:style-name="Internet_20_link" text:visited-style-name="Visited_20_Internet_20_Link">http://www.barcelona-tourist-guide.com/en/albums-en/ramblas/index.html</text:a> <text:span text:style-name="T1">Las Rambas gatve</text:span></text:p>
      <text:p text:style-name="P1"><text:span text:style-name="T1">*</text:span><text:a xlink:type="simple" xlink:href="http://www.barcelona-tourist-guide.com/en/gaudi/barcelona-gaudi.html" text:style-name="Internet_20_link" text:visited-style-name="Visited_20_Internet_20_Link">http://www.barcelona-tourist-guide.com/en/gaudi/barcelona-gaudi.html</text:a><text:span text:style-name="T1"> architecture</text:span></text:p>
      <text:p text:style-name="P4"/>
      <text:p text:style-name="P3">FRANCE:</text:p>
      <text:p text:style-name="P3"><text:a xlink:type="simple" xlink:href="http://www.freewheelingfrance.com/cycle-camping/wild-camping-in-france.html" text:style-name="Internet_20_link" text:visited-style-name="Visited_20_Internet_20_Link">http://www.freewheelingfrance.com/cycle-camping/wild-camping-in-france.html</text:a> camping</text:p>
      <text:p text:style-name="P3">Avignon:</text:p>
      <text:p text:style-name="P3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1T00:56:29.83</meta:creation-date>
    <dc:date>2015-11-07T15:35:26.42</dc:date>
    <meta:editing-duration>PT2H47M5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21" meta:word-count="53" meta:character-count="1372"/>
  </office:meta>
</office:document-meta>
</file>